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171cm" fo:min-width="9.93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8.208cm" fo:min-width="9.97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0.8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2.311cm" fo:min-width="10.561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616cm" fo:min-width="10.52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9cm"/>
    </style:style>
    <style:style style:name="gr7" style:family="graphic" style:parent-style-name="standard">
      <style:graphic-properties svg:stroke-color="#000000" draw:fill-color="#ffff6d" draw:textarea-horizontal-align="justify" draw:textarea-vertical-align="middle" draw:auto-grow-height="false" fo:min-height="5.805cm" fo:min-width="4.673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62cm" fo:min-width="1.5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8cm"/>
    </style:style>
    <style:style style:name="gr10" style:family="graphic" style:parent-style-name="standard">
      <style:graphic-properties svg:stroke-color="#000000" draw:fill-color="#ff6d6d" draw:textarea-horizontal-align="justify" draw:textarea-vertical-align="middle" draw:auto-grow-height="false" fo:min-height="5.805cm" fo:min-width="4.673cm"/>
      <style:paragraph-properties style:writing-mode="lr-tb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44cm" fo:min-width="1.781cm"/>
      <style:paragraph-properties style:writing-mode="lr-tb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32cm" fo:min-width="4.32cm"/>
      <style:paragraph-properties style:writing-mode="lr-tb"/>
    </style:style>
    <style:style style:name="gr13" style:family="graphic" style:parent-style-name="standard">
      <style:graphic-properties svg:stroke-color="#000000" draw:fill="gradient" draw:fill-color="#ffffff" draw:fill-gradient-name="Gradient_20_18" draw:textarea-horizontal-align="justify" draw:textarea-vertical-align="middle" draw:auto-grow-height="false" fo:min-height="0.331cm" fo:min-width="4.659cm"/>
      <style:paragraph-properties style:writing-mode="lr-tb"/>
    </style:style>
    <style:style style:name="gr14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414cm" fo:min-width="1.761cm"/>
      <style:paragraph-properties style:writing-mode="lr-tb"/>
    </style:style>
    <style:style style:name="gr15" style:family="graphic" style:parent-style-name="standard">
      <style:graphic-properties svg:stroke-color="#000000" draw:fill="gradient" draw:fill-color="#ffffff" draw:fill-gradient-name="Gradient_20_23" draw:textarea-horizontal-align="justify" draw:textarea-vertical-align="middle" draw:auto-grow-height="false" fo:min-height="0.331cm" fo:min-width="4.659cm"/>
      <style:paragraph-properties style:writing-mode="lr-tb"/>
    </style:style>
    <style:style style:name="gr16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0.334cm" fo:min-width="4.31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455cm" fo:min-width="2.234cm"/>
      <style:paragraph-properties style:writing-mode="lr-tb"/>
    </style:style>
    <style:style style:name="gr18" style:family="graphic" style:parent-style-name="standard">
      <style:graphic-properties svg:stroke-color="#000000" draw:fill-color="#ff6d6d" draw:textarea-horizontal-align="justify" draw:textarea-vertical-align="middle" draw:auto-grow-height="false" fo:min-height="2.455cm" fo:min-width="2.234cm"/>
      <style:paragraph-properties style:writing-mode="lr-tb"/>
    </style:style>
    <style:style style:name="gr19" style:family="graphic" style:parent-style-name="standard">
      <style:graphic-properties svg:stroke-color="#000000" draw:fill-color="#ffff6d" draw:textarea-horizontal-align="justify" draw:textarea-vertical-align="middle" draw:auto-grow-height="false" fo:min-height="2.455cm" fo:min-width="2.234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03cm" fo:min-width="6.485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972f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1.281cm" fo:min-width="1.724cm"/>
      <style:paragraph-properties style:writing-mode="lr-tb"/>
    </style:style>
    <style:style style:name="gr25" style:family="graphic" style:parent-style-name="standard">
      <style:graphic-properties draw:fill-color="#ff972f" draw:textarea-horizontal-align="justify" draw:textarea-vertical-align="middle" draw:auto-grow-height="false" fo:min-height="1.281cm" fo:min-width="1.724cm"/>
      <style:paragraph-properties style:writing-mode="lr-tb"/>
    </style:style>
    <style:style style:name="gr26" style:family="graphic" style:parent-style-name="standard">
      <style:graphic-properties svg:stroke-color="#000000" draw:fill-color="#bf819e" draw:textarea-horizontal-align="justify" draw:textarea-vertical-align="middle" draw:auto-grow-height="false" fo:min-height="2.455cm" fo:min-width="2.2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/>
      <style:text-properties fo:font-size="12pt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-color="#ffff6d"/>
      <style:paragraph-properties fo:text-align="center" style:writing-mode="lr-tb"/>
      <style:text-properties fo:font-size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-color="#ff6d6d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gradient" draw:fill-color="#ffffff" draw:fill-gradient-name="Gradient_20_18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gradient" draw:fill-color="#ffffff" draw:fill-gradient-name="Pastel_20_Bouquet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gradient" draw:fill-color="#ffffff" draw:fill-gradient-name="Gradient_20_23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6d6d"/>
      <style:paragraph-properties fo:text-align="center" style:writing-mode="lr-tb"/>
    </style:style>
    <style:style style:name="P18" style:family="paragraph">
      <loext:graphic-properties draw:fill-color="#ffff6d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972f"/>
      <style:paragraph-properties fo:text-align="center" style:writing-mode="lr-tb"/>
      <style:text-properties fo:font-size="12pt"/>
    </style:style>
    <style:style style:name="P21" style:family="paragraph">
      <loext:graphic-properties draw:fill-color="#bf819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63cm" svg:height="19.549cm" svg:x="1.04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605cm" svg:height="19.59cm" svg:x="15.287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33cm" svg:height="16.51cm" svg:x="1.148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113cm" svg:height="12.613cm" svg:x="1.217cm" svg:y="6.397cm">
          <text:p text:style-name="P4">AIRport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cm" svg:height="16.51cm" svg:x="15.409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113cm" svg:height="12.613cm" svg:x="15.504cm" svg:y="6.397cm">
          <text:p text:style-name="P4">AIRport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019cm" svg:height="11.113cm" svg:x="1.291cm" svg:y="7.86cm">
          <text:p text:style-name="P4"><text:line-break/></text:p>
          <text:p text:style-name="P4">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6" draw:layer="layout" svg:width="2.447cm" svg:height="3.443cm" svg:x="1.5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2.447cm" svg:height="3.443cm" svg:x="4.08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8" draw:layer="layout" svg:width="5.173cm" svg:height="6.055cm" svg:x="1.509cm" svg:y="11.482cm">
          <text:p text:style-name="P7"><text:span text:style-name="T1"><text:line-break/></text:span><text:span text:style-name="T1">Events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485cm" svg:height="4.988cm" svg:x="1.581cm" svg:y="12.439cm">
          <text:p text:style-name="P7"><text:span text:style-name="T3"><text:line-break/></text:span><text:span text:style-name="T3">EVENT_TBL1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2.485cm" svg:height="4.988cm" svg:x="4.125cm" svg:y="12.439cm">
          <text:p text:style-name="P7"><text:span text:style-name="T3"><text:line-break/></text:span><text:span text:style-name="T3">EVENT_TBL2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2.447cm" svg:height="3.443cm" svg:x="6.99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6" draw:layer="layout" svg:width="2.446cm" svg:height="3.443cm" svg:x="9.49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0" draw:layer="layout" svg:width="5.173cm" svg:height="6.055cm" svg:x="6.923cm" svg:y="11.482cm">
          <text:p text:style-name="P7"><text:span text:style-name="T1"><text:line-break/></text:span><text:span text:style-name="T1">Chat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485cm" svg:height="4.988cm" svg:x="6.995cm" svg:y="12.439cm">
          <text:p text:style-name="P7"><text:span text:style-name="T3"><text:line-break/></text:span><text:span text:style-name="T3">CHAT_TBL1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2.485cm" svg:height="4.988cm" svg:x="9.538cm" svg:y="12.439cm">
          <text:p text:style-name="P7"><text:span text:style-name="T3"><text:line-break/></text:span><text:span text:style-name="T3">CHAT_TBL2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12" draw:layer="layout" svg:width="2.478cm" svg:height="0.791cm" svg:x="1.58cm" svg:y="13.431cm">
          <text:p text:style-name="P11"><text:span text:style-name="T4">Event A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draw:layer="layout" svg:width="5.013cm" svg:height="0.774cm" svg:x="1.598cm" svg:y="14.222cm">
          <text:p text:style-name="P11"><text:span text:style-name="T4">Event B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3" draw:layer="layout" svg:width="5.352cm" svg:height="0.773cm" svg:x="4.119cm" svg:y="14.996cm">
          <text:p text:style-name="P11"><text:span text:style-name="T4">Event &amp; Chat C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4" draw:layer="layout" svg:width="2.482cm" svg:height="0.884cm" svg:x="7cm" svg:y="15.769cm">
          <text:p text:style-name="P11"><text:span text:style-name="T4">Chat D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1.019cm" svg:height="11.113cm" svg:x="15.552cm" svg:y="7.834cm">
          <text:p text:style-name="P4"><text:line-break/><text:line-break/>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6" draw:layer="layout" svg:width="2.447cm" svg:height="3.443cm" svg:x="15.841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2.447cm" svg:height="3.443cm" svg:x="18.34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8" draw:layer="layout" svg:width="5.173cm" svg:height="6.055cm" svg:x="15.77cm" svg:y="11.456cm">
          <text:p text:style-name="P7"><text:span text:style-name="T1"><text:line-break/></text:span><text:span text:style-name="T1">Events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485cm" svg:height="4.988cm" svg:x="15.842cm" svg:y="12.413cm">
          <text:p text:style-name="P7"><text:span text:style-name="T3"/></text:p>
          <text:p text:style-name="P7"><text:span text:style-name="T3">EVENT_TBL1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2.485cm" svg:height="4.988cm" svg:x="18.386cm" svg:y="12.413cm">
          <text:p text:style-name="P7"><text:span text:style-name="T3"><text:line-break/></text:span><text:span text:style-name="T3">EVENT_TBL2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draw:layer="layout" svg:width="2.447cm" svg:height="3.443cm" svg:x="21.25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6" draw:layer="layout" svg:width="2.446cm" svg:height="3.443cm" svg:x="23.759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0" draw:layer="layout" svg:width="5.173cm" svg:height="6.055cm" svg:x="21.184cm" svg:y="11.456cm">
          <text:p text:style-name="P7"><text:span text:style-name="T1"><text:line-break/></text:span><text:span text:style-name="T1">Chat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485cm" svg:height="4.988cm" svg:x="21.256cm" svg:y="12.413cm">
          <text:p text:style-name="P7"><text:span text:style-name="T3"/></text:p>
          <text:p text:style-name="P7"><text:span text:style-name="T3">CHAT_TBL1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2.485cm" svg:height="4.988cm" svg:x="23.799cm" svg:y="12.413cm">
          <text:p text:style-name="P7"><text:span text:style-name="T3"/></text:p>
          <text:p text:style-name="P7"><text:span text:style-name="T3">CHAT_TBL2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5" draw:text-style-name="P15" draw:layer="layout" svg:width="5.352cm" svg:height="0.773cm" svg:x="18.378cm" svg:y="14.846cm">
          <text:p text:style-name="P11"><text:span text:style-name="T4">Event &amp; Chat C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4" draw:layer="layout" svg:width="2.482cm" svg:height="0.884cm" svg:x="21.261cm" svg:y="15.618cm">
          <text:p text:style-name="P11"><text:span text:style-name="T4">Chat D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6" draw:layer="layout" svg:width="5.012cm" svg:height="0.777cm" svg:x="21.264cm" svg:y="16.624cm">
          <text:p text:style-name="P11"><text:span text:style-name="T4">Chat E Repo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draw:layer="layout" svg:width="2.952cm" svg:height="2.921cm" svg:x="2.493cm" svg:y="2.905cm">
          <text:p text:style-name="P4">Events<text:line-break/>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7" draw:layer="layout" svg:width="2.952cm" svg:height="2.921cm" svg:x="8.306cm" svg:y="6.594cm">
          <text:p text:style-name="P4">Chat</text:p>
          <text:p text:style-name="P4">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8" draw:layer="layout" svg:width="2.952cm" svg:height="2.921cm" svg:x="2.369cm" svg:y="6.694cm">
          <text:p text:style-name="P4">Events</text:p>
          <text:p text:style-name="P4">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7" draw:layer="layout" svg:width="2.952cm" svg:height="2.921cm" svg:x="22.59cm" svg:y="6.651cm">
          <text:p text:style-name="P4">Chat</text:p>
          <text:p text:style-name="P4">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5" draw:layer="layout" svg:width="6.985cm" svg:height="0.953cm" svg:x="3.27cm" svg:y="1.317cm">
          <text:p text:style-name="P4">Alice’s Phon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985cm" svg:height="0.953cm" svg:x="17.574cm" svg:y="1.317cm">
          <text:p text:style-name="P4">Charlie’s Phone</text:p>
          <draw:enhanced-geometry svg:viewBox="0 0 21600 21600" draw:type="rectangle" draw:enhanced-path="M 0 0 L 21600 0 21600 21600 0 21600 0 0 Z N"/>
        </draw:custom-shape>
        <draw:line draw:style-name="gr21" draw:text-style-name="P19" draw:layer="layout" svg:x1="3.857cm" svg:y1="9.572cm" svg:x2="3.955cm" svg:y2="11.477cm">
          <text:p/>
        </draw:line>
        <draw:line draw:style-name="gr21" draw:text-style-name="P19" draw:layer="layout" svg:x1="9.659cm" svg:y1="9.572cm" svg:x2="9.582cm" svg:y2="11.478cm">
          <text:p/>
        </draw:line>
        <draw:line draw:style-name="gr21" draw:text-style-name="P19" draw:layer="layout" svg:x1="3.857cm" svg:y1="9.572cm" svg:x2="9.572cm" svg:y2="11.477cm">
          <text:p/>
        </draw:line>
        <draw:line draw:style-name="gr21" draw:text-style-name="P19" draw:layer="layout" svg:x1="18.145cm" svg:y1="9.89cm" svg:x2="18.266cm" svg:y2="11.477cm">
          <text:p/>
        </draw:line>
        <draw:line draw:style-name="gr21" draw:text-style-name="P19" draw:layer="layout" svg:x1="18.145cm" svg:y1="9.89cm" svg:x2="23.86cm" svg:y2="11.477cm">
          <text:p/>
        </draw:line>
        <draw:line draw:style-name="gr21" draw:text-style-name="P19" draw:layer="layout" svg:x1="24.177cm" svg:y1="9.572cm" svg:x2="23.981cm" svg:y2="11.477cm">
          <text:p/>
        </draw:line>
        <draw:line draw:style-name="gr22" draw:text-style-name="P19" draw:layer="layout" svg:x1="9.255cm" svg:y1="15.287cm" svg:x2="18.462cm" svg:y2="15.287cm">
          <text:p/>
        </draw:line>
        <draw:line draw:style-name="gr23" draw:text-style-name="P1" draw:layer="layout" svg:x1="9.255cm" svg:y1="16.24cm" svg:x2="21.32cm" svg:y2="16.24cm">
          <text:p/>
        </draw:line>
        <draw:custom-shape draw:style-name="gr24" draw:text-style-name="P7" draw:layer="layout" svg:width="2.223cm" svg:height="1.905cm" svg:x="12.847cm" svg:y="13.8cm">
          <text:p text:style-name="P7"><text:span text:style-name="T2">Transaction</text:span><text:span text:style-name="T2"><text:line-break/></text:span><text:span text:style-name="T2">C.Ali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20" draw:layer="layout" svg:width="2.223cm" svg:height="1.905cm" svg:x="12.847cm" svg:y="15.922cm">
          <text:p text:style-name="P7"><text:span text:style-name="T2">Transaction</text:span><text:span text:style-name="T2"><text:line-break/></text:span><text:span text:style-name="T2">D.Charli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5" draw:layer="layout" svg:width="2.952cm" svg:height="2.921cm" svg:x="8.302cm" svg:y="2.905cm">
          <text:p text:style-name="P4">Chat<text:line-break/>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5" draw:layer="layout" svg:width="2.952cm" svg:height="2.921cm" svg:x="22.495cm" svg:y="2.905cm">
          <text:p text:style-name="P4">Chat 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5" draw:layer="layout" svg:width="2.952cm" svg:height="2.921cm" svg:x="16.557cm" svg:y="2.905cm">
          <text:p text:style-name="P4">Event<text:line-break/>Stats<text:line-break/>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8" draw:layer="layout" svg:width="2.952cm" svg:height="2.921cm" svg:x="16.557cm" svg:y="6.969cm">
          <text:p text:style-name="P4">Events</text:p>
          <text:p text:style-name="P4">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21" draw:layer="layout" svg:width="2.952cm" svg:height="2.921cm" svg:x="16.24cm" svg:y="6.651cm">
          <text:p text:style-name="P4">Event</text:p>
          <text:p text:style-name="P4">Stats</text:p>
          <text:p text:style-name="P4">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1" draw:text-style-name="P19" draw:layer="layout" svg:x1="17.827cm" svg:y1="9.572cm" svg:x2="18.304cm" svg:y2="11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5983b0" draw:end-color="#ff972f" draw:start-intensity="100%" draw:end-intensity="100%" draw:angle="30deg" draw:border="0%"/>
    <draw:gradient draw:name="Gradient_20_23" draw:display-name="Gradient 23" draw:style="linear" draw:start-color="#729fcf" draw:end-color="#ff972f" draw:start-intensity="100%" draw:end-intensity="100%" draw:angle="30deg" draw:border="0%"/>
    <draw:gradient draw:name="Gradient_20_26" draw:display-name="Gradient 26" draw:style="linear" draw:start-color="#8bb0d9" draw:end-color="#ffac59" draw:start-intensity="100%" draw:end-intensity="100%" draw:angle="30deg" draw:border="0%"/>
    <draw:gradient draw:name="Gradient_20_27" draw:display-name="Gradient 27" draw:style="linear" draw:start-color="#5b7fa6" draw:end-color="#cc7926" draw:start-intensity="100%" draw:end-intensity="100%" draw:angle="30deg" draw:border="0%"/>
    <draw:gradient draw:name="Gradient_20_28" draw:display-name="Gradient 28" draw:style="linear" draw:start-color="#7499c0" draw:end-color="#ffac59" draw:start-intensity="100%" draw:end-intensity="100%" draw:angle="30deg" draw:border="0%"/>
    <draw:gradient draw:name="Gradient_20_29" draw:display-name="Gradient 29" draw:style="linear" draw:start-color="#47698d" draw:end-color="#cc7926" draw:start-intensity="100%" draw:end-intensity="100%" draw:angle="30deg" draw:border="0%"/>
    <draw:gradient draw:name="Pastel_20_Bouquet" draw:display-name="Pastel Bouquet" draw:style="linear" draw:start-color="#729fcf" draw:end-color="#ff972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15:38.499000000</meta:creation-date>
    <dc:date>2022-07-30T17:29:43.970000000</dc:date>
    <meta:editing-duration>PT1H14M45S</meta:editing-duration>
    <meta:editing-cycles>7</meta:editing-cycles>
    <meta:generator>LibreOffice/7.3.2.2$Windows_X86_64 LibreOffice_project/49f2b1bff42cfccbd8f788c8dc32c1c309559be0</meta:generator>
    <meta:document-statistic meta:object-count="57"/>
  </office:meta>
</office:document-meta>
</file>